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fff6a"/>
    </style:style>
    <style:style style:name="P2" style:family="paragraph" style:parent-style-name="Text_20_body" style:list-style-name="L1">
      <style:text-properties officeooo:paragraph-rsid="001fff6a"/>
    </style:style>
    <style:style style:name="P3" style:family="paragraph" style:parent-style-name="Text_20_body">
      <style:text-properties officeooo:paragraph-rsid="001fff6a"/>
    </style:style>
    <style:style style:name="P4" style:family="paragraph" style:parent-style-name="Text_20_body" style:list-style-name="L2">
      <style:text-properties officeooo:paragraph-rsid="001fff6a"/>
    </style:style>
    <style:style style:name="P5" style:family="paragraph" style:parent-style-name="Text_20_body" style:list-style-name="L3">
      <style:text-properties officeooo:paragraph-rsid="001fff6a"/>
    </style:style>
    <style:style style:name="P6" style:family="paragraph" style:parent-style-name="Text_20_body" style:list-style-name="L4">
      <style:text-properties officeooo:paragraph-rsid="001fff6a"/>
    </style:style>
    <style:style style:name="P7" style:family="paragraph" style:parent-style-name="Text_20_body" style:list-style-name="L5">
      <style:text-properties officeooo:paragraph-rsid="001fff6a"/>
    </style:style>
    <style:style style:name="P8" style:family="paragraph" style:parent-style-name="Text_20_body" style:list-style-name="L6">
      <style:text-properties officeooo:paragraph-rsid="001fff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3">🌱 <text:span text:style-name="Strong_20_Emphasis">Sobre el propósito de existir</text:span></text:h>
      <text:list xml:id="list2472585483" text:style-name="L1">
        <text:list-item>
          <text:p text:style-name="P2">¿Por qué existo?</text:p>
        </text:list-item>
        <text:list-item>
          <text:p text:style-name="P2">¿Cuál es el propósito de un individuo?</text:p>
        </text:list-item>
        <text:list-item>
          <text:p text:style-name="P2">¿Tiene sentido mi vida si soy reemplazable?</text:p>
        </text:list-item>
        <text:list-item>
          <text:p text:style-name="P2">¿Estoy aquí para algo o simplemente “paso por aquí”?</text:p>
        </text:list-item>
      </text:list>
      <text:p text:style-name="P3"/>
      <text:h text:style-name="P1" text:outline-level="3">🔄 <text:span text:style-name="Strong_20_Emphasis">Sobre la individualidad y la identidad</text:span></text:h>
      <text:list xml:id="list4264098420" text:style-name="L2">
        <text:list-item>
          <text:p text:style-name="P4">¿Qué me hace ser <text:span text:style-name="Emphasis">yo</text:span>?</text:p>
        </text:list-item>
        <text:list-item>
          <text:p text:style-name="P4">¿Soy único? ¿Existe alguien exactamente igual a mí?</text:p>
        </text:list-item>
        <text:list-item>
          <text:p text:style-name="P4">¿Qué significa ser un individuo?</text:p>
        </text:list-item>
        <text:list-item>
          <text:p text:style-name="P4">¿Puede mi existencia repetirse alguna vez?</text:p>
        </text:list-item>
        <text:list-item>
          <text:p text:style-name="P4">Si todos somos diferentes, ¿hay algo que nos una?</text:p>
        </text:list-item>
      </text:list>
      <text:p text:style-name="P3"/>
      <text:h text:style-name="P1" text:outline-level="3">🧬 <text:span text:style-name="Strong_20_Emphasis">Sobre la herencia y la transformación</text:span></text:h>
      <text:list xml:id="list2558650635" text:style-name="L3">
        <text:list-item>
          <text:p text:style-name="P5">¿Vivo a través de mis descendientes?</text:p>
        </text:list-item>
        <text:list-item>
          <text:p text:style-name="P5">¿Mis actos se propagan más allá de mi vida?</text:p>
        </text:list-item>
      </text:list>
      <text:p text:style-name="P3"/>
      <text:p text:style-name="P3"/>
      <text:h text:style-name="P1" text:outline-level="3">🌐 <text:span text:style-name="Strong_20_Emphasis">Sobre la conexión con el todo</text:span></text:h>
      <text:list xml:id="list1425968658" text:style-name="L4">
        <text:list-item>
          <text:p text:style-name="P6">¿Formo parte de algo más grande?</text:p>
        </text:list-item>
        <text:list-item>
          <text:p text:style-name="P6">¿Puedo comprender el sentido del todo siendo solo una parte?</text:p>
        </text:list-item>
        <text:list-item>
          <text:p text:style-name="P6">¿Importo, aunque sea un instante?</text:p>
        </text:list-item>
        <text:list-item>
          <text:p text:style-name="P6">¿Estoy solo, o estoy integrado en una red que me trasciende?</text:p>
        </text:list-item>
      </text:list>
      <text:p text:style-name="P3"/>
      <text:h text:style-name="P1" text:outline-level="3">🧠 <text:span text:style-name="Strong_20_Emphasis">Sobre la conciencia del individuo</text:span></text:h>
      <text:list xml:id="list1027106646" text:style-name="L5">
        <text:list-item>
          <text:p text:style-name="P7">¿Puedo saber quién soy realmente?</text:p>
        </text:list-item>
        <text:list-item>
          <text:p text:style-name="P7">¿Tiene sentido preguntarse por el sentido si no hay una respuesta?</text:p>
        </text:list-item>
        <text:list-item>
          <text:p text:style-name="P7">¿Estoy destinado a vivir sin entender el propósito de mi existencia?</text:p>
        </text:list-item>
      </text:list>
      <text:p text:style-name="P3"><text:soft-page-break/></text:p>
      <text:h text:style-name="P1" text:outline-level="3">🌀 <text:span text:style-name="Strong_20_Emphasis">Sobre la inevitabilidad</text:span></text:h>
      <text:list xml:id="list1209840312" text:style-name="L6">
        <text:list-item>
          <text:p text:style-name="P8">¿Podía no haber existido?</text:p>
        </text:list-item>
        <text:list-item>
          <text:p text:style-name="P8">¿Fui elegido, o mi existencia es fruto del azar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5T18:55:08.665000000</meta:creation-date>
    <dc:date>2025-07-05T19:01:29.955000000</dc:date>
    <meta:editing-duration>PT6M21S</meta:editing-duration>
    <meta:editing-cycles>1</meta:editing-cycles>
    <meta:document-statistic meta:table-count="0" meta:image-count="0" meta:object-count="0" meta:page-count="2" meta:paragraph-count="26" meta:word-count="203" meta:character-count="1068" meta:non-whitespace-character-count="911"/>
    <meta:generator>LibreOffice/7.3.5.2$Windows_X86_64 LibreOffice_project/184fe81b8c8c30d8b5082578aee2fed2ea847c01</meta:generator>
  </office:meta>
</office:document-meta>
</file>